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rmin</text:p>
          </table:table-cell>
          <table:table-cell office:value-type="string">
            <text:p>rmax</text:p>
          </table:table-cell>
          <table:table-cell office:value-type="string">
            <text:p>offset</text:p>
          </table:table-cell>
          <table:table-cell office:value-type="string">
            <text:p>length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310">
            <text:p>310</text:p>
          </table:table-cell>
          <table:table-cell table:formula="of:=[.A2]-174" office:value-type="float" office:value="0">
            <text:p>0</text:p>
          </table:table-cell>
          <table:table-cell table:formula="of:=[.B2]-[.A2]+1" office:value-type="float" office:value="137">
            <text:p>137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412">
            <text:p>412</text:p>
          </table:table-cell>
          <table:table-cell table:formula="of:=[.A3]-174" office:value-type="float" office:value="62">
            <text:p>62</text:p>
          </table:table-cell>
          <table:table-cell table:formula="of:=[.B3]-[.A3]+1" office:value-type="float" office:value="177">
            <text:p>177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567">
            <text:p>567</text:p>
          </table:table-cell>
          <table:table-cell table:formula="of:=[.A4]-174" office:value-type="float" office:value="144">
            <text:p>144</text:p>
          </table:table-cell>
          <table:table-cell table:formula="of:=[.B4]-[.A4]+1" office:value-type="float" office:value="250">
            <text:p>250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655">
            <text:p>655</text:p>
          </table:table-cell>
          <table:table-cell table:formula="of:=[.A5]-174" office:value-type="float" office:value="193">
            <text:p>193</text:p>
          </table:table-cell>
          <table:table-cell table:formula="of:=[.B5]-[.A5]+1" office:value-type="float" office:value="289">
            <text:p>289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733">
            <text:p>733</text:p>
          </table:table-cell>
          <table:table-cell table:formula="of:=[.A6]-174" office:value-type="float" office:value="237">
            <text:p>237</text:p>
          </table:table-cell>
          <table:table-cell table:formula="of:=[.B6]-[.A6]+1" office:value-type="float" office:value="323">
            <text:p>323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792">
            <text:p>792</text:p>
          </table:table-cell>
          <table:table-cell table:formula="of:=[.A7]-174" office:value-type="float" office:value="269">
            <text:p>269</text:p>
          </table:table-cell>
          <table:table-cell table:formula="of:=[.B7]-[.A7]+1" office:value-type="float" office:value="350">
            <text:p>350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table:number-columns-repeated="3"/>
          <table:table-cell table:formula="of:=792-174+1" office:value-type="float" office:value="619">
            <text:p>61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36">
            <text:p>236</text:p>
          </table:table-cell>
          <table:table-cell table:formula="of:=[.A10]-174" office:value-type="float" office:value="0">
            <text:p>0</text:p>
          </table:table-cell>
          <table:table-cell table:formula="of:=[.B10]-[.A10]+1" office:value-type="float" office:value="63">
            <text:p>63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10">
            <text:p>310</text:p>
          </table:table-cell>
          <table:table-cell table:formula="of:=[.A11]-174" office:value-type="float" office:value="62">
            <text:p>62</text:p>
          </table:table-cell>
          <table:table-cell table:formula="of:=[.B11]-[.A11]+1" office:value-type="float" office:value="75">
            <text:p>7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18">
            <text:p>318</text:p>
          </table:table-cell>
          <table:table-cell table:formula="of:=[.A12]-174" office:value-type="float" office:value="136">
            <text:p>136</text:p>
          </table:table-cell>
          <table:table-cell table:formula="of:=[.B12]-[.A12]+1" office:value-type="float" office:value="9">
            <text:p>9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367">
            <text:p>367</text:p>
          </table:table-cell>
          <table:table-cell table:formula="of:=[.A13]-174" office:value-type="float" office:value="144">
            <text:p>144</text:p>
          </table:table-cell>
          <table:table-cell table:formula="of:=[.B13]-[.A13]+1" office:value-type="float" office:value="50">
            <text:p>50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411">
            <text:p>411</text:p>
          </table:table-cell>
          <table:table-cell table:formula="of:=[.A14]-174" office:value-type="float" office:value="193">
            <text:p>193</text:p>
          </table:table-cell>
          <table:table-cell table:formula="of:=[.B14]-[.A14]+1" office:value-type="float" office:value="45">
            <text:p>45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412">
            <text:p>412</text:p>
          </table:table-cell>
          <table:table-cell table:formula="of:=[.A15]-174" office:value-type="float" office:value="237">
            <text:p>237</text:p>
          </table:table-cell>
          <table:table-cell table:formula="of:=[.B15]-[.A15]+1" office:value-type="float" office:value="2">
            <text:p>2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443">
            <text:p>443</text:p>
          </table:table-cell>
          <table:table-cell table:formula="of:=[.A16]-174" office:value-type="float" office:value="238">
            <text:p>238</text:p>
          </table:table-cell>
          <table:table-cell table:formula="of:=[.B16]-[.A16]+1" office:value-type="float" office:value="32">
            <text:p>32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567">
            <text:p>567</text:p>
          </table:table-cell>
          <table:table-cell table:formula="of:=[.A17]-174" office:value-type="float" office:value="269">
            <text:p>269</text:p>
          </table:table-cell>
          <table:table-cell table:formula="of:=[.B17]-[.A17]+1" office:value-type="float" office:value="125">
            <text:p>125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655">
            <text:p>655</text:p>
          </table:table-cell>
          <table:table-cell table:formula="of:=[.A18]-174" office:value-type="float" office:value="393">
            <text:p>393</text:p>
          </table:table-cell>
          <table:table-cell table:formula="of:=[.B18]-[.A18]+1" office:value-type="float" office:value="89">
            <text:p>89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733">
            <text:p>733</text:p>
          </table:table-cell>
          <table:table-cell table:formula="of:=[.A19]-174" office:value-type="float" office:value="481">
            <text:p>481</text:p>
          </table:table-cell>
          <table:table-cell table:formula="of:=[.B19]-[.A19]+1" office:value-type="float" office:value="79">
            <text:p>79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792">
            <text:p>792</text:p>
          </table:table-cell>
          <table:table-cell table:formula="of:=[.A20]-174" office:value-type="float" office:value="559">
            <text:p>559</text:p>
          </table:table-cell>
          <table:table-cell table:formula="of:=[.B20]-[.A20]+1" office:value-type="float" office:value="60">
            <text:p>60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0:Sheet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bo Xu</meta:initial-creator>
    <meta:creation-date>2012-10-17T17:06:45</meta:creation-date>
    <dc:date>2012-10-17T17:22:03</dc:date>
    <dc:creator>Runbo Xu</dc:creator>
    <meta:editing-duration>PT8S</meta:editing-duration>
    <meta:editing-cycles>1</meta:editing-cycles>
    <meta:document-statistic meta:table-count="3" meta:cell-count="74" meta:object-count="0"/>
    <meta:generator>LibreOffice/3.5$Linux_X86_64 LibreOffice_project/350m1$Build-2</meta:generator>
  </office:meta>
</office:document-meta>
</file>